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833cm" table:align="left"/>
    </style:style>
    <style:style style:name="Table1.A" style:family="table-column">
      <style:table-column-properties style:column-width="2.8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748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042cm" table:align="left"/>
    </style:style>
    <style:style style:name="Table4.A" style:family="table-column">
      <style:table-column-properties style:column-width="14.0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417cm" table:align="left"/>
    </style:style>
    <style:style style:name="Table7.A" style:family="table-column">
      <style:table-column-properties style:column-width="2.4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483cm" table:align="left"/>
    </style:style>
    <style:style style:name="Table8.A" style:family="table-column">
      <style:table-column-properties style:column-width="1.4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2.104cm" table:align="left"/>
    </style:style>
    <style:style style:name="Table10.A" style:family="table-column">
      <style:table-column-properties style:column-width="12.1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766cm" table:align="left"/>
    </style:style>
    <style:style style:name="Table12.A" style:family="table-column">
      <style:table-column-properties style:column-width="14.76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196cm" table:align="left"/>
    </style:style>
    <style:style style:name="Table13.A" style:family="table-column">
      <style:table-column-properties style:column-width="15.1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185cm" table:align="left"/>
    </style:style>
    <style:style style:name="Table14.A" style:family="table-column">
      <style:table-column-properties style:column-width="14.1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97cm" table:align="left"/>
    </style:style>
    <style:style style:name="Table15.A" style:family="table-column">
      <style:table-column-properties style:column-width="7.49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45cm" table:align="left"/>
    </style:style>
    <style:style style:name="Table17.A" style:family="table-column">
      <style:table-column-properties style:column-width="13.14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371cm" table:align="left"/>
    </style:style>
    <style:style style:name="Table18.A" style:family="table-column">
      <style:table-column-properties style:column-width="15.37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37cm" table:align="left"/>
    </style:style>
    <style:style style:name="Table19.A" style:family="table-column">
      <style:table-column-properties style:column-width="16.23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89cm" table:align="left"/>
    </style:style>
    <style:style style:name="Table20.A" style:family="table-column">
      <style:table-column-properties style:column-width="10.08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4.822cm" table:align="left"/>
    </style:style>
    <style:style style:name="Table22.A" style:family="table-column">
      <style:table-column-properties style:column-width="14.82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2.741cm" table:align="left"/>
    </style:style>
    <style:style style:name="Table23.A" style:family="table-column">
      <style:table-column-properties style:column-width="12.741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fo:color="#ff0000" fo:font-size="14pt" fo:font-weight="bold" officeooo:rsid="00015ed9" officeooo:paragraph-rsid="0009ea65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officeooo:paragraph-rsid="000c8352"/>
    </style:style>
    <style:style style:name="P16" style:family="paragraph" style:parent-style-name="Preformatted_20_Text">
      <style:text-properties officeooo:rsid="000e3038" officeooo:paragraph-rsid="000e3038"/>
    </style:style>
    <style:style style:name="P17" style:family="paragraph" style:parent-style-name="Preformatted_20_Text">
      <style:text-properties officeooo:rsid="000e3038" officeooo:paragraph-rsid="00151a4c"/>
    </style:style>
    <style:style style:name="P18" style:family="paragraph" style:parent-style-name="Preformatted_20_Text">
      <style:text-properties officeooo:rsid="000ead97" officeooo:paragraph-rsid="000ead97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text-properties officeooo:paragraph-rsid="000941b2"/>
    </style:style>
    <style:style style:name="P21" style:family="paragraph" style:parent-style-name="Preformatted_20_Text">
      <style:text-properties fo:color="#000000" fo:font-size="14pt" fo:font-weight="bold" officeooo:rsid="000e3038" officeooo:paragraph-rsid="000e3038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fo:color="#000000" fo:font-size="14pt" fo:font-weight="bold" officeooo:rsid="000ead97" officeooo:paragraph-rsid="000ead9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font-size="14pt" fo:font-weight="bold" officeooo:rsid="000f3f0d" officeooo:paragraph-rsid="00156bc0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2dc1c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1" style:family="text">
      <style:text-properties officeooo:rsid="000f2d41"/>
    </style:style>
    <style:style style:name="T12" style:family="text">
      <style:text-properties officeooo:rsid="000f3f0d"/>
    </style:style>
    <style:style style:name="T13" style:family="text">
      <style:text-properties officeooo:rsid="00015ed9"/>
    </style:style>
    <style:style style:name="T14" style:family="text">
      <style:text-properties officeooo:rsid="00121907"/>
    </style:style>
    <style:style style:name="T15" style:family="text">
      <style:text-properties officeooo:rsid="00151a4c"/>
    </style:style>
    <style:style style:name="T16" style:family="text">
      <style:text-properties officeooo:rsid="00156b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ylon.sh <text:s/></text:p>
      <text:p text:style-name="P11">25-06-16 </text:p>
      <text:p text:style-name="P11">Version 1.<text:span text:style-name="T1">3</text:span></text:p>
      <text:p text:style-name="P10">Arch Linux distro maintenance <text:s/>Bash script. </text:p>
      <text:p text:style-name="P12">Aur package name = cylon</text:p>
      <text:p text:style-name="P5"/>
      <text:p text:style-name="P13">What is <text:span text:style-name="T5">Cylon</text:span>?</text:p>
      <text:p text:style-name="P1">The goal was to create a script to do <text:span text:style-name="T14">as much</text:span> maintenance, </text:p>
      <text:p text:style-name="P1">backups and <text:span text:style-name="T14">system </text:span>checks in a single menu driven optional script <text:span text:style-name="T14">Command line program </text:span>for an Arch <text:span text:style-name="T14">as possible</text:span></text:p>
      <text:p text:style-name="P1">This script provides numerous tools </text:p>
      <text:p text:style-name="P1">to Arch Linux for maintenance, system checks and backups. <text:s/></text:p>
      <text:p text:style-name="P1"/>
      <text:p text:style-name="P1"/>
      <text:p text:style-name="P13">Funtions:</text:p>
      <text:p text:style-name="P14">(1)Updates Offical Arch Repos with pacman</text:p>
      <text:p text:style-name="P15"><text:span text:style-name="T7">(2)</text:span><text:span text:style-name="T8">Pacman maintenance routine.</text:span></text:p>
      <text:p text:style-name="P16"><text:span text:style-name="T8">Delete orphans </text:span><text:span text:style-name="T6">+ Prunes older packages from cache +</text:span></text:p>
      <text:p text:style-name="P21">Writes installed package lists to files </text:p>
      <text:p text:style-name="P16"><text:span text:style-name="T6">(3)Updates </text:span><text:span text:style-name="T8">AUR packages using <text:s/>Cower </text:span><text:span text:style-name="T6">with optional install</text:span></text:p>
      <text:p text:style-name="P18"><text:span text:style-name="T6">re</text:span><text:span text:style-name="T9">q</text:span><text:span text:style-name="T6">uires cower installed from AUR</text:span></text:p>
      <text:p text:style-name="P17"><text:span text:style-name="T6">(4) system </text:span><text:span text:style-name="T10">maintenance</text:span><text:span text:style-name="T6"> check</text:span></text:p>
      <text:p text:style-name="P22">All Failed Systemd Services</text:p>
      <text:p text:style-name="P22">All Failed Active Systemd Services</text:p>
      <text:p text:style-name="P22">Check log Journalctl for Errors</text:p>
      <text:p text:style-name="P22">Check log Journalctl for fstrim SSD trim</text:p>
      <text:p text:style-name="P1">Check for broken symlinks, </text:p>
      <text:p text:style-name="P6">(5)System backup</text:p>
      <text:p text:style-name="P6"><text:span text:style-name="T11">Optional </text:span>destination <text:span text:style-name="T11">path as defined in script or custom path</text:span></text:p>
      <text:p text:style-name="P7">Make copy of first 512 bytes MBR with dd</text:p>
      <text:p text:style-name="P7">Make a copy of etc dir</text:p>
      <text:p text:style-name="P7">Make a copy of home dir</text:p>
      <text:p text:style-name="P7">Make tarball of all except tmp dev proc sys run</text:p>
      <text:p text:style-name="P7">Make copy of package lists</text:p>
      <text:p text:style-name="P7"><text:span text:style-name="T12">Also</text:span> there is an option </text:p>
      <text:p text:style-name="P7">for gdrive sync with remote documents directory on g<text:span text:style-name="T15">o</text:span>o<text:span text:style-name="T15">g</text:span>le drive requires netcat and gdrive<text:span text:style-name="T12">(AUR)</text:span> installed</text:p>
      <text:p text:style-name="P8">(6)<text:span text:style-name="T13">Clean system with bleachbit</text:span></text:p>
      <text:p text:style-name="P23">Requires program bleachbit installed</text:p>
      <text:p text:style-name="P24">system</text:p>
      <text:p text:style-name="P23"><text:soft-page-break/><text:s/>Deep scan</text:p>
      <text:p text:style-name="P8"><text:s/>Flash</text:p>
      <text:p text:style-name="P8">libreoffice</text:p>
      <text:p text:style-name="P23">Clea<text:span text:style-name="T16">bash</text:span></text:p>
      <text:p text:style-name="P23"><text:span text:style-name="T16">GNOME</text:span></text:p>
      <text:p text:style-name="P23"><text:span text:style-name="T16">Epiphany</text:span></text:p>
      <text:p text:style-name="P23"><text:span text:style-name="T16">Evolution</text:span></text:p>
      <text:p text:style-name="P23"><text:span text:style-name="T16">Rhythmbox</text:span></text:p>
      <text:p text:style-name="P23"><text:span text:style-name="T16">Thumbnails</text:span></text:p>
      <text:p text:style-name="P23"><text:span text:style-name="T16">Thunderbird</text:span></text:p>
      <text:p text:style-name="P23"><text:span text:style-name="T16">Transmission</text:span></text:p>
      <text:p text:style-name="P23"><text:span text:style-name="T16">X11</text:span></text:p>
      <text:p text:style-name="P23"><text:span text:style-name="T16">VIM</text:span></text:p>
      <text:p text:style-name="P23"><text:span text:style-name="T16">VLC media player</text:span></text:p>
      <text:p text:style-name="P23"><text:span text:style-name="T16">X11</text:span>n System</text:p>
      <text:p text:style-name="P8"/>
      <text:p text:style-name="P8">(7)<text:span text:style-name="T13">Delete firefox history by bleachbit</text:span></text:p>
      <text:p text:style-name="P9">(8)Deleting Trash and Downloads folder</text:p>
      <text:p text:style-name="P9">(9)<text:span text:style-name="T13">ClamAv anti virus scan </text:span></text:p>
      <text:p text:style-name="P9">(0) displays help info</text:p>
      <text:p text:style-name="P1"/>
      <text:p text:style-name="P1">1<text:span text:style-name="T4">1</text:span> main menu options currently</text:p>
      <text:p text:style-name="P1"><text:s text:c="4"/>(1) <text:s text:c="4"/>Get updates with Pacman</text:p>
      <text:p text:style-name="P1"><text:s text:c="4"/>(2) <text:s text:c="4"/>Pacman maintence</text:p>
      <text:p text:style-name="P1"><text:s text:c="4"/>(3) <text:s text:c="4"/>Get updates from AUR with cower</text:p>
      <text:p text:style-name="P1"><text:s text:c="4"/>(4) <text:s text:c="4"/>System maintence check</text:p>
      <text:p text:style-name="P1"><text:s text:c="4"/>(5) <text:s text:c="4"/>System backup</text:p>
      <text:p text:style-name="P1"><text:s text:c="4"/>(6) <text:s text:c="4"/>System Clean by Bleachbit</text:p>
      <text:p text:style-name="P1"><text:s text:c="4"/>(7) <text:s text:c="4"/>Delete Firefox history</text:p>
      <text:p text:style-name="P1"><text:s text:c="4"/>(8) <text:s text:c="4"/>Empty Trash and Downloads folder</text:p>
      <text:p text:style-name="P1"><text:s text:c="4"/>(9) <text:s text:c="4"/>ClamAv anti-virus check</text:p>
      <text:p text:style-name="P2"><text:s text:c="4"/><text:span text:style-name="T4">(10)</text:span> <text:s text:c="3"/><text:span text:style-name="T4">Display Help</text:span></text:p>
      <text:p text:style-name="P2"><text:s text:c="4"/>(*) <text:s text:c="4"/>Exit</text:p>
      <text:p text:style-name="P13">Needs installed <text:span text:style-name="T3">for certain functions</text:span>:</text:p>
      <text:p text:style-name="P1">Firefox for browser , </text:p>
      <text:p text:style-name="P1">cower for the AUR , </text:p>
      <text:p text:style-name="P1">bleachbit for system clea<text:span text:style-name="T1">n</text:span></text:p>
      <text:p text:style-name="P4">clamAV <text:span text:style-name="T1">for virus check</text:span></text:p>
      <text:p text:style-name="P3">gdrive to sync to google drive</text:p>
      <text:p text:style-name="P3">gnu-netcat to check for int<text:span text:style-name="T2">e</text:span>rnet connect<text:span text:style-name="T2">ion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0"/>Bug reports</text:p>
          </table:table-cell>
        </table:table-row>
      </table:table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Table_20_Contents"><text:bookmark text:name="LC51"/>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9"><text:bookmark text:name="LC52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3"/>If you should find a bug, please send a report to &lt;<text:span text:style-name="T4">whitelight999</text:span>@<text:span text:style-name="T4">live</text:span>.<text:span text:style-name="T4">ie</text:span>&gt;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9"><text:bookmark text:name="LC54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9"><text:bookmark text:name="LC55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6"/>Copyrigh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7"/>---------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text:bookmark text:name="LC58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0"><text:bookmark text:name="LC59"/>Copyright (C) 20<text:span text:style-name="T4">16</text:span> <text:span text:style-name="T4">Gavin Lyons</text:span> &lt;<text:span text:style-name="T4">whitelight999</text:span>@<text:span text:style-name="T4">live</text:span>.<text:span text:style-name="T4">ie</text:span>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<text:bookmark text:name="LC60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61"/>This program is free software; you can redistribute it and/or modify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62"/>it under the terms of the GNU General Public License as published b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63"/>the Free Software Foundation; either version 2 of the License, or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64"/>(at your option) any later version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9"><text:bookmark text:name="LC65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66"/>This program is distributed in the hope that it will be useful,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67"/>but WITHOUT ANY WARRANTY; without even the implied warranty of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68"/>MERCHANTABILITY or FITNESS FOR A PARTICULAR PURPOSE. See th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69"/>GNU General Public License for more detail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9"><text:bookmark text:name="LC70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21:22:49.901482554</dc:date>
    <meta:editing-duration>PT48M40S</meta:editing-duration>
    <meta:editing-cycles>22</meta:editing-cycles>
    <meta:generator>LibreOffice/5.2.1.2$Linux_X86_64 LibreOffice_project/20m0$Build-2</meta:generator>
    <meta:document-statistic meta:table-count="23" meta:image-count="0" meta:object-count="0" meta:page-count="3" meta:paragraph-count="87" meta:word-count="431" meta:character-count="2736" meta:non-whitespace-character-count="2287"/>
  </office:meta>
</office:document-meta>
</file>